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113.7pt" fo:break-before="auto" style:use-optimal-row-height="true"/>
    </style:style>
    <style:style style:name="ro4" style:family="table-row">
      <style:table-row-properties style:row-height="136.2pt" fo:break-before="auto" style:use-optimal-row-height="true"/>
    </style:style>
    <style:style style:name="ro5" style:family="table-row">
      <style:table-row-properties style:row-height="79.94pt" fo:break-before="auto" style:use-optimal-row-height="true"/>
    </style:style>
    <style:style style:name="ro6" style:family="table-row">
      <style:table-row-properties style:row-height="147.46pt" fo:break-before="auto" style:use-optimal-row-height="true"/>
    </style:style>
    <style:style style:name="ro7" style:family="table-row">
      <style:table-row-properties style:row-height="237.46pt" fo:break-before="auto" style:use-optimal-row-height="true"/>
    </style:style>
    <style:style style:name="ro8" style:family="table-row">
      <style:table-row-properties style:row-height="91.19pt" fo:break-before="auto" style:use-optimal-row-height="true"/>
    </style:style>
    <style:style style:name="ro9" style:family="table-row">
      <style:table-row-properties style:row-height="15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ata for Project 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n-Heuristic</text:p>
          </table:table-cell>
          <table:table-cell/>
          <table:table-cell office:value-type="string" calcext:value-type="string">
            <text:p>Problem #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Elapsed (s)</text:p>
          </table:table-cell>
          <table:table-cell office:value-type="string" calcext:value-type="string">
            <text:p>Plan</text:p>
          </table:table-cell>
        </table:table-row>
        <table:table-row table:style-name="ro2">
          <table:table-cell/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.0373" calcext:value-type="float">
            <text:p>0.0373</text:p>
          </table:table-cell>
          <table:table-cell office:value-type="string" calcext:value-type="string">
            <text:p>Load(C1, P1, SFO)</text:p>
            <text:p>Load(C2, P2, JFK)</text:p>
            <text:p>Fly(P2, JFK, SFO)</text:p>
            <text:p>Unload(C2, P2, SFO)</text:p>
            <text:p>Fly(P1, SFO, JFK)</text:p>
            <text:p>Unload(C1, P1, JFK)</text:p>
            <text:p/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9" calcext:value-type="float">
            <text:p>9</text:p>
          </table:table-cell>
          <table:table-cell office:value-type="float" office:value="16.513" calcext:value-type="float">
            <text:p>16.513</text:p>
          </table:table-cell>
          <table:table-cell office:value-type="string" calcext:value-type="string">
            <text:p>Load(C1, P1, SFO)</text:p>
            <text:p>Load(C2, P2, JFK)</text:p>
            <text:p>Load(C3, P3, ATL)</text:p>
            <text:p>Fly(P2, JFK, SFO)</text:p>
            <text:p>Unload(C2, P2, SFO)</text:p>
            <text:p>Fly(P1, SFO, JFK)</text:p>
            <text:p>Unload(C1, P1, JFK)</text:p>
            <text:p>Fly(P3, ATL, SFO)</text:p>
            <text:p>Unload(C3, P3, SFO)</text:p>
            <text:p/>
          </table:table-cell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063" calcext:value-type="float">
            <text:p>13063</text:p>
          </table:table-cell>
          <table:table-cell office:value-type="float" office:value="16544" calcext:value-type="float">
            <text:p>16544</text:p>
          </table:table-cell>
          <table:table-cell office:value-type="float" office:value="102013" calcext:value-type="float">
            <text:p>102013</text:p>
          </table:table-cell>
          <table:table-cell office:value-type="float" office:value="12" calcext:value-type="float">
            <text:p>12</text:p>
          </table:table-cell>
          <table:table-cell office:value-type="float" office:value="99.1797" calcext:value-type="float">
            <text:p>99.1797</text:p>
          </table:table-cell>
          <table:table-cell office:value-type="string" calcext:value-type="string">
            <text:p>Load(C1, P1, SFO)</text:p>
            <text:p>Fly(P1, SFO, ATL)</text:p>
            <text:p>Load(C3, P1, ATL)</text:p>
            <text:p>Fly(P1, ATL, JFK)</text:p>
            <text:p>Load(C2, P1, JFK)</text:p>
            <text:p>Unload(C1, P1, JFK)</text:p>
            <text:p>Unload(C3, P1, JFK)</text:p>
            <text:p>Fly(P1, JFK, ORD)</text:p>
            <text:p>Load(C4, P1, ORD)</text:p>
            <text:p>Fly(P1, ORD, SFO)</text:p>
            <text:p>Unload(C2, P1, SFO)</text:p>
            <text:p>Unload(C4, P1, SFO)</text:p>
          </table:table-cell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UCS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Load(C1, P1, SFO)</text:p>
            <text:p>Load(C2, P2, JFK)</text:p>
            <text:p>Fly(P1, SFO, JFK)</text:p>
            <text:p>Fly(P2, JFK, SFO)</text:p>
            <text:p>Unload(C2, P2, SFO)</text:p>
            <text:p>Unload(C1, P1, JFK)</text:p>
            <text:p/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3.9028" calcext:value-type="float">
            <text:p>13.9028</text:p>
          </table:table-cell>
          <table:table-cell office:value-type="string" calcext:value-type="string">
            <text:p>Load(C1, P1, SFO)</text:p>
            <text:p>Load(C2, P2, JFK)</text:p>
            <text:p>Load(C3, P3, ATL)</text:p>
            <text:p>Fly(P1, SFO, JFK)</text:p>
            <text:p>Fly(P2, JFK, SFO)</text:p>
            <text:p>Fly(P3, ATL, SFO)</text:p>
            <text:p>Unload(C3, P3, SFO)</text:p>
            <text:p>Unload(C2, P2, SFO)</text:p>
            <text:p>Unload(C1, P1, JFK)</text:p>
            <text:p/>
          </table:table-cell>
        </table:table-row>
        <table:table-row table:style-name="ro6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013" calcext:value-type="float">
            <text:p>17013</text:p>
          </table:table-cell>
          <table:table-cell office:value-type="float" office:value="17015" calcext:value-type="float">
            <text:p>17015</text:p>
          </table:table-cell>
          <table:table-cell office:value-type="float" office:value="132138" calcext:value-type="float">
            <text:p>132138</text:p>
          </table:table-cell>
          <table:table-cell office:value-type="float" office:value="12" calcext:value-type="float">
            <text:p>12</text:p>
          </table:table-cell>
          <table:table-cell office:value-type="float" office:value="53.327" calcext:value-type="float">
            <text:p>53.327</text:p>
          </table:table-cell>
          <table:table-cell office:value-type="string" calcext:value-type="string">
            <text:p>Load(C1, P1, SFO)</text:p>
            <text:p>Fly(P1, SFO, ATL)</text:p>
            <text:p>Load(C3, P1, ATL)</text:p>
            <text:p>Fly(P1, ATL, JFK)</text:p>
            <text:p>Load(C2, P1, JFK)</text:p>
            <text:p>Unload(C3, P1, JFK)</text:p>
            <text:p>Unload(C1, P1, JFK)</text:p>
            <text:p>Fly(P1, JFK, ORD)</text:p>
            <text:p>Load(C4, P1, ORD)</text:p>
            <text:p>Fly(P1, ORD, SFO)</text:p>
            <text:p>Unload(C4, P1, SFO)</text:p>
            <text:p>Unload(C2, P1, SFO)</text:p>
            <text:p/>
          </table:table-cell>
        </table:table-row>
        <table:table-row table:style-name="ro1">
          <table:table-cell table:number-columns-repeated="9"/>
        </table:table-row>
        <table:table-row table:style-name="ro7">
          <table:table-cell/>
          <table:table-cell office:value-type="string" calcext:value-type="string">
            <text:p>DFG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Fly(P1, SFO, JFK)</text:p>
            <text:p>Fly(P2, JFK, SFO)</text:p>
            <text:p>Load(C2, P1, JFK)</text:p>
            <text:p>Fly(P1, JFK, SFO)</text:p>
            <text:p>Fly(P2, SFO, JFK)</text:p>
            <text:p>Unload(C2, P1, SFO)</text:p>
            <text:p>Fly(P1, SFO, JFK)</text:p>
            <text:p>Fly(P2, JFK, SFO)</text:p>
            <text:p>Load(C2, P2, SFO)</text:p>
            <text:p>Fly(P1, JFK, SFO)</text:p>
            <text:p>Load(C1, P2, SFO)</text:p>
            <text:p>Fly(P2, SFO, JFK)</text:p>
            <text:p>Fly(P1, SFO, JFK)</text:p>
            <text:p>Unload(C2, P2, JFK)</text:p>
            <text:p>Unload(C1, P2, JFK)</text:p>
            <text:p>Fly(P2, JFK, SFO)</text:p>
            <text:p>Load(C2, P1, JFK)</text:p>
            <text:p>Fly(P1, JFK, SFO)</text:p>
            <text:p>Fly(P2, SFO, JFK)</text:p>
            <text:p>Unload(C2, P1, SFO)</text:p>
            <text:p/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5602" calcext:value-type="float">
            <text:p>5602</text:p>
          </table:table-cell>
          <table:table-cell office:value-type="float" office:value="619" calcext:value-type="float">
            <text:p>619</text:p>
          </table:table-cell>
          <table:table-cell office:value-type="float" office:value="4.2153" calcext:value-type="float">
            <text:p>4.21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office:value-type="float" office:value="5744" calcext:value-type="float">
            <text:p>5744</text:p>
          </table:table-cell>
          <table:table-cell office:value-type="float" office:value="875" calcext:value-type="float">
            <text:p>875</text:p>
          </table:table-cell>
          <table:table-cell office:value-type="float" office:value="3.9146" calcext:value-type="float">
            <text:p>3.914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euristic</text:p>
          </table:table-cell>
          <table:table-cell table:number-columns-repeated="8"/>
        </table:table-row>
        <table:table-row table:style-name="ro5">
          <table:table-cell/>
          <table:table-cell table:style-name="ce1" office:value-type="string" calcext:value-type="string">
            <text:p>recursive BFS h_1</text:p>
          </table:table-cell>
          <table:table-cell office:value-type="float" office:value="1" calcext:value-type="float">
            <text:p>1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17023" calcext:value-type="float">
            <text:p>17023</text:p>
          </table:table-cell>
          <table:table-cell office:value-type="float" office:value="6" calcext:value-type="float">
            <text:p>6</text:p>
          </table:table-cell>
          <table:table-cell office:value-type="float" office:value="3.2985" calcext:value-type="float">
            <text:p>3.2985</text:p>
          </table:table-cell>
          <table:table-cell office:value-type="string" calcext:value-type="string">
            <text:p>Load(C2, P2, JFK)</text:p>
            <text:p>Load(C1, P1, SFO)</text:p>
            <text:p>Fly(P2, JFK, SFO)</text:p>
            <text:p>Unload(C2, P2, SFO)</text:p>
            <text:p>Fly(P1, SFO, JFK)</text:p>
            <text:p>Unload(C1, P1, JFK)</text:p>
            <text:p/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h_ignore_preconditions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4826" calcext:value-type="float">
            <text:p>0.04826</text:p>
          </table:table-cell>
          <table:table-cell office:value-type="string" calcext:value-type="string">
            <text:p>Load(C1, P1, SFO)</text:p>
            <text:p>Load(C2, P2, JFK)</text:p>
            <text:p>Fly(P1, SFO, JFK)</text:p>
            <text:p>Fly(P2, JFK, SFO)</text:p>
            <text:p>Unload(C2, P2, SFO)</text:p>
            <text:p>Unload(C1, P1, JFK)</text:p>
            <text:p/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4.524" calcext:value-type="float">
            <text:p>14.524</text:p>
          </table:table-cell>
          <table:table-cell office:value-type="string" calcext:value-type="string">
            <text:p>Load(C1, P1, SFO)</text:p>
            <text:p>Load(C2, P2, JFK)</text:p>
            <text:p>Load(C3, P3, ATL)</text:p>
            <text:p>Fly(P1, SFO, JFK)</text:p>
            <text:p>Fly(P2, JFK, SFO)</text:p>
            <text:p>Fly(P3, ATL, SFO)</text:p>
            <text:p>Unload(C3, P3, SFO)</text:p>
            <text:p>Unload(C2, P2, SFO)</text:p>
            <text:p>Unload(C1, P1, JFK)</text:p>
            <text:p/>
          </table:table-cell>
        </table:table-row>
        <table:table-row table:style-name="ro6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013" calcext:value-type="float">
            <text:p>17013</text:p>
          </table:table-cell>
          <table:table-cell office:value-type="float" office:value="17015" calcext:value-type="float">
            <text:p>17015</text:p>
          </table:table-cell>
          <table:table-cell office:value-type="float" office:value="132138" calcext:value-type="float">
            <text:p>132138</text:p>
          </table:table-cell>
          <table:table-cell office:value-type="float" office:value="12" calcext:value-type="float">
            <text:p>12</text:p>
          </table:table-cell>
          <table:table-cell office:value-type="float" office:value="55.536" calcext:value-type="float">
            <text:p>55.536</text:p>
          </table:table-cell>
          <table:table-cell office:value-type="string" calcext:value-type="string">
            <text:p>Load(C1, P1, SFO)</text:p>
            <text:p>Fly(P1, SFO, ATL)</text:p>
            <text:p>Load(C3, P1, ATL)</text:p>
            <text:p>Fly(P1, ATL, JFK)</text:p>
            <text:p>Load(C2, P1, JFK)</text:p>
            <text:p>Unload(C3, P1, JFK)</text:p>
            <text:p>Unload(C1, P1, JFK)</text:p>
            <text:p>Fly(P1, JFK, ORD)</text:p>
            <text:p>Load(C4, P1, ORD)</text:p>
            <text:p>Fly(P1, ORD, SFO)</text:p>
            <text:p>Unload(C4, P1, SFO)</text:p>
            <text:p>Unload(C2, P1, SFO)</text:p>
            <text:p/>
          </table:table-cell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h_levelsum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2.0467" calcext:value-type="float">
            <text:p>2.0467</text:p>
          </table:table-cell>
          <table:table-cell office:value-type="string" calcext:value-type="string">
            <text:p>Load(C2, P2, JFK)</text:p>
            <text:p>Fly(P2, JFK, SFO)</text:p>
            <text:p>Unload(C2, P2, SFO)</text:p>
            <text:p>Load(C1, P1, SFO)</text:p>
            <text:p>Fly(P1, SFO, JFK)</text:p>
            <text:p>Unload(C1, P1, JFK)</text:p>
            <text:p/>
            <text:p/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50" calcext:value-type="float">
            <text:p>1450</text:p>
          </table:table-cell>
          <table:table-cell office:value-type="float" office:value="1452" calcext:value-type="float">
            <text:p>1452</text:p>
          </table:table-cell>
          <table:table-cell office:value-type="float" office:value="13303" calcext:value-type="float">
            <text:p>13303</text:p>
          </table:table-cell>
          <table:table-cell office:value-type="float" office:value="9" calcext:value-type="float">
            <text:p>9</text:p>
          </table:table-cell>
          <table:table-cell office:value-type="float" office:value="709.3871" calcext:value-type="float">
            <text:p>709.3871</text:p>
          </table:table-cell>
          <table:table-cell office:value-type="string" calcext:value-type="string">
            <text:p>Load(C3, P3, ATL)</text:p>
            <text:p>Fly(P3, ATL, SFO)</text:p>
            <text:p>Unload(C3, P3, SFO)</text:p>
            <text:p>Load(C2, P2, JFK)</text:p>
            <text:p>Fly(P2, JFK, SFO)</text:p>
            <text:p>Unload(C2, P2, SFO)</text:p>
            <text:p>Load(C1, P1, SFO)</text:p>
            <text:p>Fly(P1, SFO, JFK)</text:p>
            <text:p>Unload(C1, P1, JFK)</text:p>
            <text:p/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akes longer than 10 mins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H_1 (a*)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481" calcext:value-type="float">
            <text:p>0.0481</text:p>
          </table:table-cell>
          <table:table-cell office:value-type="string" calcext:value-type="string">
            <text:p>Load(C1, P1, SFO)</text:p>
            <text:p>Load(C2, P2, JFK)</text:p>
            <text:p>Fly(P1, SFO, JFK)</text:p>
            <text:p>Fly(P2, JFK, SFO)</text:p>
            <text:p>Unload(C2, P2, SFO)</text:p>
            <text:p>Unload(C1, P1, JFK)</text:p>
            <text:p/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4.8387" calcext:value-type="float">
            <text:p>14.8387</text:p>
          </table:table-cell>
          <table:table-cell office:value-type="string" calcext:value-type="string">
            <text:p>Load(C1, P1, SFO)</text:p>
            <text:p>Load(C2, P2, JFK)</text:p>
            <text:p>Load(C3, P3, ATL)</text:p>
            <text:p>Fly(P1, SFO, JFK)</text:p>
            <text:p>Fly(P2, JFK, SFO)</text:p>
            <text:p>Fly(P3, ATL, SFO)</text:p>
            <text:p>Unload(C3, P3, SFO)</text:p>
            <text:p>Unload(C2, P2, SFO)</text:p>
            <text:p>Unload(C1, P1, JFK)</text:p>
            <text:p/>
          </table:table-cell>
        </table:table-row>
        <table:table-row table:style-name="ro9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013" calcext:value-type="float">
            <text:p>17013</text:p>
          </table:table-cell>
          <table:table-cell office:value-type="float" office:value="17015" calcext:value-type="float">
            <text:p>17015</text:p>
          </table:table-cell>
          <table:table-cell office:value-type="float" office:value="132138" calcext:value-type="float">
            <text:p>132138</text:p>
          </table:table-cell>
          <table:table-cell office:value-type="float" office:value="12" calcext:value-type="float">
            <text:p>12</text:p>
          </table:table-cell>
          <table:table-cell office:value-type="float" office:value="55.7157" calcext:value-type="float">
            <text:p>55.7157</text:p>
          </table:table-cell>
          <table:table-cell office:value-type="string" calcext:value-type="string">
            <text:p>Load(C1, P1, SFO)</text:p>
            <text:p>Fly(P1, SFO, ATL)</text:p>
            <text:p>Load(C3, P1, ATL)</text:p>
            <text:p>Fly(P1, ATL, JFK)</text:p>
            <text:p>Load(C2, P1, JFK)</text:p>
            <text:p>Unload(C3, P1, JFK)</text:p>
            <text:p>Unload(C1, P1, JFK)</text:p>
            <text:p>Fly(P1, JFK, ORD)</text:p>
            <text:p>Load(C4, P1, ORD)</text:p>
            <text:p>Fly(P1, ORD, SFO)</text:p>
            <text:p>Unload(C4, P1, SFO)</text:p>
            <text:p>Unload(C2, P1, SFO)</text:p>
            <text:p/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8:00:58.590697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1:43:22.218189015</meta:creation-date>
    <dc:date>2017-05-24T14:03:42.880108712</dc:date>
    <meta:editing-duration>PT1H17M10S</meta:editing-duration>
    <meta:editing-cycles>12</meta:editing-cycles>
    <meta:generator>LibreOffice/5.1.6.2$Linux_X86_64 LibreOffice_project/10m0$Build-2</meta:generator>
    <meta:document-statistic meta:table-count="1" meta:cell-count="145" meta:object-count="0"/>
  </office:meta>
</office:document-meta>
</file>